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5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05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transparent" fo:wrap-option="no-wrap"/>
      <style:text-properties fo:color="#000000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transparent" fo:wrap-option="wrap" style:vertical-align="top"/>
      <style:text-properties fo:color="#000000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ITY_INDEX</text:p>
          </table:table-cell>
          <table:table-cell office:value-type="string" calcext:value-type="string">
            <text:p>CITY_NAME</text:p>
          </table:table-cell>
          <table:table-cell office:value-type="string" calcext:value-type="string">
            <text:p>POI_INDEX</text:p>
          </table:table-cell>
          <table:table-cell office:value-type="string" calcext:value-type="string">
            <text:p>POI_NAME</text:p>
          </table:table-cell>
          <table:table-cell table:style-name="Default"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西湖</text:p>
          </table:table-cell>
          <table:table-cell table:style-name="ce2" office:value-type="string" calcext:value-type="string">
            <text:p>https://you.ctrip.com/sight/hangzhou14/49894.html</text:p>
          </table:table-cell>
          <table:table-cell table:style-name="ce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灵隐寺</text:p>
          </table:table-cell>
          <table:table-cell table:style-name="ce8" office:value-type="string" calcext:value-type="string">
            <text:p>https://you.ctrip.com/sight/hangzhou14/2040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西溪湿地</text:p>
          </table:table-cell>
          <table:table-cell table:style-name="ce4" office:value-type="string" calcext:value-type="string">
            <text:p>https://you.ctrip.com/sight/hangzhou14/25481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杭州宋城</text:p>
          </table:table-cell>
          <table:table-cell office:value-type="string" calcext:value-type="string">
            <text:p>https://you.ctrip.com/sight/hangzhou14/4081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雷峰塔</text:p>
          </table:table-cell>
          <table:table-cell office:value-type="string" calcext:value-type="string">
            <text:p>https://you.ctrip.com/sight/hangzhou14/2033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苏堤</text:p>
          </table:table-cell>
          <table:table-cell office:value-type="string" calcext:value-type="string">
            <text:p>https://you.ctrip.com/sight/hangzhou14/2036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千岛湖</text:p>
          </table:table-cell>
          <table:table-cell office:value-type="string" calcext:value-type="string">
            <text:p>https://you.ctrip.com/sight/qiandaohu17/135831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白堤</text:p>
          </table:table-cell>
          <table:table-cell office:value-type="string" calcext:value-type="string">
            <text:p>https://you.ctrip.com/sight/hangzhou14/2044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六合塔</text:p>
          </table:table-cell>
          <table:table-cell office:value-type="string" calcext:value-type="string">
            <text:p>https://you.ctrip.com/sight/hangzhou14/2039.htm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杭州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三潭映月</text:p>
          </table:table-cell>
          <table:table-cell table:style-name="ce2" office:value-type="string" calcext:value-type="string">
            <text:p>https://you.ctrip.com/sight/hangzhou14/2038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外滩</text:p>
          </table:table-cell>
          <table:table-cell office:value-type="string" calcext:value-type="string">
            <text:p>https://you.ctrip.com/sight/shanghai2/736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东方明珠电视塔</text:p>
          </table:table-cell>
          <table:table-cell office:value-type="string" calcext:value-type="string">
            <text:p>https://you.ctrip.com/sight/shanghai2/762.html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迪士尼度假区</text:p>
          </table:table-cell>
          <table:table-cell office:value-type="string" calcext:value-type="string">
            <text:p>https://you.ctrip.com/sight/shanghaidisneyresort1446916/1412255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上海野生动物园</text:p>
          </table:table-cell>
          <table:table-cell office:value-type="string" calcext:value-type="string">
            <text:p>https://you.ctrip.com/sight/shanghai2/758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豫园</text:p>
          </table:table-cell>
          <table:table-cell office:value-type="string" calcext:value-type="string">
            <text:p>https://you.ctrip.com/sight/shanghai2/740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南京路步行街</text:p>
          </table:table-cell>
          <table:table-cell table:style-name="ce8" office:value-type="string" calcext:value-type="string">
            <text:p>https://you.ctrip.com/sight/shanghai2/3739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上海科技馆</text:p>
          </table:table-cell>
          <table:table-cell table:style-name="ce8" office:value-type="string" calcext:value-type="string">
            <text:p>https://you.ctrip.com/sight/shanghai2/18308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上海欢乐谷</text:p>
          </table:table-cell>
          <table:table-cell office:value-type="string" calcext:value-type="string">
            <text:p>https://you.ctrip.com/sight/shanghai2/65957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人民广场</text:p>
          </table:table-cell>
          <table:table-cell office:value-type="string" calcext:value-type="string">
            <text:p>https://you.ctrip.com/sight/shanghai2/107864.html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上海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上海海洋水族馆</text:p>
          </table:table-cell>
          <table:table-cell office:value-type="string" calcext:value-type="string">
            <text:p>https://you.ctrip.com/sight/shanghai2/18722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都江堰景区</text:p>
          </table:table-cell>
          <table:table-cell office:value-type="string" calcext:value-type="string">
            <text:p>https://you.ctrip.com/sight/dujiangyan911/4597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成都大熊猫繁育研究基地</text:p>
          </table:table-cell>
          <table:table-cell office:value-type="string" calcext:value-type="string">
            <text:p>https://you.ctrip.com/sight/chengdu104/4229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宽窄巷子</text:p>
          </table:table-cell>
          <table:table-cell office:value-type="string" calcext:value-type="string">
            <text:p>https://you.ctrip.com/sight/chengdu104/63456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锦里古街</text:p>
          </table:table-cell>
          <table:table-cell office:value-type="string" calcext:value-type="string">
            <text:p>https://you.ctrip.com/sight/chengdu104/48862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武侯祠</text:p>
          </table:table-cell>
          <table:table-cell office:value-type="string" calcext:value-type="string">
            <text:p>https://you.ctrip.com/sight/chengdu104/4227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青城山</text:p>
          </table:table-cell>
          <table:table-cell office:value-type="string" calcext:value-type="string">
            <text:p>https://you.ctrip.com/sight/qingchengshan143879/62960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杜甫草堂</text:p>
          </table:table-cell>
          <table:table-cell office:value-type="string" calcext:value-type="string">
            <text:p>https://you.ctrip.com/sight/chengdu104/4226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春熙路</text:p>
          </table:table-cell>
          <table:table-cell office:value-type="string" calcext:value-type="string">
            <text:p>https://you.ctrip.com/sight/chengdu104/138472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金沙遗址博物馆</text:p>
          </table:table-cell>
          <table:table-cell office:value-type="string" calcext:value-type="string">
            <text:p>https://you.ctrip.com/sight/chengdu104/48863.htm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成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文殊院</text:p>
          </table:table-cell>
          <table:table-cell office:value-type="string" calcext:value-type="string">
            <text:p>https://you.ctrip.com/sight/chengdu104/4341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鼓浪屿</text:p>
          </table:table-cell>
          <table:table-cell office:value-type="string" calcext:value-type="string">
            <text:p>https://you.ctrip.com/sight/gulangyu120058/57405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厦门大学</text:p>
          </table:table-cell>
          <table:table-cell office:value-type="string" calcext:value-type="string">
            <text:p>https://you.ctrip.com/sight/xiamen21/14050.html</text:p>
          </table:table-cell>
          <table:table-cell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曾厝垵</text:p>
          </table:table-cell>
          <table:table-cell office:value-type="string" calcext:value-type="string">
            <text:p>https://you.ctrip.com/sight/xiamen21/109999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环岛路</text:p>
          </table:table-cell>
          <table:table-cell office:value-type="string" calcext:value-type="string">
            <text:p>https://you.ctrip.com/sight/xiamen21/8669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日光岩</text:p>
          </table:table-cell>
          <table:table-cell office:value-type="string" calcext:value-type="string">
            <text:p>https://you.ctrip.com/sight/gulangyu120058/2345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南普陀寺</text:p>
          </table:table-cell>
          <table:table-cell office:value-type="string" calcext:value-type="string">
            <text:p>https://you.ctrip.com/sight/xiamen21/2344.html</text:p>
          </table:table-cell>
          <table:table-cell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胡里山炮台</text:p>
          </table:table-cell>
          <table:table-cell office:value-type="string" calcext:value-type="string">
            <text:p>https://you.ctrip.com/sight/xiamen21/2342.html</text:p>
          </table:table-cell>
          <table:table-cell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菽庄花园</text:p>
          </table:table-cell>
          <table:table-cell office:value-type="string" calcext:value-type="string">
            <text:p>https://you.ctrip.com/sight/gulangyu120058/2346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中山路步行街</text:p>
          </table:table-cell>
          <table:table-cell office:value-type="string" calcext:value-type="string">
            <text:p>https://you.ctrip.com/sight/xiamen21/137032.htm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厦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厦门园林植物园</text:p>
          </table:table-cell>
          <table:table-cell office:value-type="string" calcext:value-type="string">
            <text:p>https://you.ctrip.com/sight/xiamen21/8625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故宫</text:p>
          </table:table-cell>
          <table:table-cell office:value-type="string" calcext:value-type="string">
            <text:p>https://you.ctrip.com/sight/beijing1/229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颐和园</text:p>
          </table:table-cell>
          <table:table-cell office:value-type="string" calcext:value-type="string">
            <text:p>https://you.ctrip.com/sight/beijing1/231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八达岭长城</text:p>
          </table:table-cell>
          <table:table-cell office:value-type="string" calcext:value-type="string">
            <text:p>https://you.ctrip.com/sight/beijing1/230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天坛</text:p>
          </table:table-cell>
          <table:table-cell office:value-type="string" calcext:value-type="string">
            <text:p>https://you.ctrip.com/sight/beijing1/233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圆明园</text:p>
          </table:table-cell>
          <table:table-cell office:value-type="string" calcext:value-type="string">
            <text:p>https://you.ctrip.com/sight/beijing1/5208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天安门广场</text:p>
          </table:table-cell>
          <table:table-cell office:value-type="string" calcext:value-type="string">
            <text:p>https://you.ctrip.com/sight/beijing1/228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恭王府</text:p>
          </table:table-cell>
          <table:table-cell office:value-type="string" calcext:value-type="string">
            <text:p>https://you.ctrip.com/sight/beijing1/5174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北海公园</text:p>
          </table:table-cell>
          <table:table-cell office:value-type="string" calcext:value-type="string">
            <text:p>https://you.ctrip.com/sight/beijing1/232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景山公园</text:p>
          </table:table-cell>
          <table:table-cell office:value-type="string" calcext:value-type="string">
            <text:p>https://you.ctrip.com/sight/beijing1/5170.html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北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慕田峪长城</text:p>
          </table:table-cell>
          <table:table-cell office:value-type="string" calcext:value-type="string">
            <text:p>https://you.ctrip.com/sight/huairou120418/243.htm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0:48:05.024689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9:21:00.018056694</meta:creation-date>
    <dc:date>2020-04-17T11:00:14.954068074</dc:date>
    <meta:editing-duration>PT6M57S</meta:editing-duration>
    <meta:editing-cycles>2</meta:editing-cycles>
    <meta:generator>LibreOffice/6.0.7.3$Linux_X86_64 LibreOffice_project/00m0$Build-3</meta:generator>
    <meta:document-statistic meta:table-count="1" meta:cell-count="255" meta:object-count="0"/>
  </office:meta>
</office:document-meta>
</file>